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6567808DD38D39E9AA.jpg" manifest:media-type="image/jpeg"/>
  <manifest:file-entry manifest:full-path="Pictures/10000000000005DC00000465C3D39AFF5B0B48EF.jpg" manifest:media-type="image/jpeg"/>
  <manifest:file-entry manifest:full-path="Pictures/10000000000005DC000004657CF2E8C94FC93F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Liberation Sans2" svg:font-family="'Liberation Sans'" style:font-pitch="variable"/>
    <style:font-face style:name="맑은 고딕1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4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1.1cm" fo:padding-right="0.25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1.1cm" fo:padding-right="0.25cm" fo:wrap-option="wrap"/>
    </style:style>
    <style:style style:name="pr9" style:family="presentation" style:parent-style-name="_31__5f_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true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Arial" fo:font-size="36pt" fo:letter-spacing="normal" fo:font-style="normal" style:text-underline-style="none" fo:font-weight="bold" style:font-name-asian="맑은 고딕4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1" draw:style-name="gr1" draw:text-style-name="P2" draw:layer="layout" svg:width="25.399cm" svg:height="4.823cm" svg:x="0.001cm" svg:y="4.318cm">
          <text:p text:style-name="P1"><text:span text:style-name="T1">Espacios Rurales </text:span></text:p>
          <text:p text:style-name="P1"><text:span text:style-name="T1">y </text:span></text:p>
          <text:p text:style-name="P1"><text:span text:style-name="T1">Nuevas Tecnologí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5.399cm" svg:height="0.758cm" svg:x="-0.253cm" svg:y="9.91cm">
          <text:p text:style-name="P1"><text:span text:style-name="T2">Víctor Rosa Serr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Free PPT _ Click to add title" draw:style-name="dp1" draw:master-page-name="Title_20_and_20_Content" presentation:presentation-page-layout-name="AL2T11">
        <office:forms form:automatic-focus="false" form:apply-design-mode="false"/>
        <draw:frame draw:name="Title 3" presentation:style-name="pr2" draw:text-style-name="P5" draw:layer="layout" svg:width="25.399cm" svg:height="2.97cm" svg:x="0cm" svg:y="0.047cm" presentation:class="title" presentation:user-transformed="true">
          <draw:text-box>
            <text:p text:style-name="P4"><text:span text:style-name="T3"><text:s/></text:span><text:span text:style-name="T3">Free PPT _ Click to add title</text:span></text:p>
          </draw:text-box>
        </draw:frame>
        <draw:frame draw:name="Content Placeholder 5" presentation:style-name="pr3" draw:text-style-name="P7" draw:layer="layout" svg:width="22.859cm" svg:height="1.279cm" svg:x="1.27cm" svg:y="4.445cm" presentation:class="outline" presentation:user-transformed="true">
          <draw:text-box>
            <text:p text:style-name="P6"><text:span text:style-name="T4">Click to edit Master text styles - Standard (4:3)</text:span></text:p>
          </draw:text-box>
        </draw:frame>
        <draw:frame draw:name="Content Placeholder 6" presentation:style-name="pr4" draw:text-style-name="P9" draw:layer="layout" svg:width="22.859cm" svg:height="10cm" svg:x="1.299cm" svg:y="6.325cm" presentation:class="outline" presentation:user-transformed="true">
          <draw:text-box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 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Free PPT _ Click to add title" draw:style-name="dp1" draw:master-page-name="_31__5f_Title_20_and_20_Content">
        <office:forms form:automatic-focus="false" form:apply-design-mode="false"/>
        <draw:frame draw:name="Title 3" presentation:style-name="pr6" draw:text-style-name="P5" draw:layer="layout" svg:width="20.9cm" svg:height="2.97cm" svg:x="4.499cm" svg:y="0cm" presentation:class="title" presentation:user-transformed="true">
          <draw:text-box>
            <text:p text:style-name="P4"><text:span text:style-name="T3"><text:s/></text:span><text:span text:style-name="T3">Free PPT _ Click to add title</text:span></text:p>
          </draw:text-box>
        </draw:frame>
        <draw:frame draw:name="Content Placeholder 11" presentation:style-name="pr7" draw:text-style-name="P7" draw:layer="layout" svg:width="18.23cm" svg:height="1.279cm" svg:x="5.899cm" svg:y="3.524cm" presentation:class="outline" presentation:user-transformed="true">
          <draw:text-box>
            <text:p text:style-name="P6"><text:span text:style-name="T4">Click to edit Master text styles - Standard (4:3)</text:span></text:p>
          </draw:text-box>
        </draw:frame>
        <draw:frame draw:name="Content Placeholder 12" presentation:style-name="pr8" draw:text-style-name="P9" draw:layer="layout" svg:width="18.23cm" svg:height="11.521cm" svg:x="5.928cm" svg:y="5.125cm" presentation:class="outline" presentation:user-transformed="true">
          <draw:text-box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 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 With this many slides you are able to make a complete Pow</text:span><text:span text:style-name="T5">erPoint Presentation that best suit your needs. </text:span></text:p>
            <text:p text:style-name="P8"><text:span text:style-name="T5"/></text:p>
            <text:p text:style-name="P8"><text:span text:style-name="T5">This PowerPoint Template has clean and neutral design that can be adapted to any content an</text:span><text:span text:style-name="T5">d meets various market segment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Liberation Sans2" svg:font-family="'Liberation Sans'" style:font-pitch="variable"/>
    <style:font-face style:name="맑은 고딕1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4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DC000004657CF2E8C94FC93F21.jpg" xlink:type="simple" xlink:show="embed" xlink:actuate="onLoad"/>
    <draw:fill-image draw:name="msFillBitmap_20_2" draw:display-name="msFillBitmap 2" xlink:href="Pictures/10000000000005DC00000465C3D39AFF5B0B48EF.jpg" xlink:type="simple" xlink:show="embed" xlink:actuate="onLoad"/>
    <draw:fill-image draw:name="msFillBitmap_20_3" draw:display-name="msFillBitmap 3" xlink:href="Pictures/10000000000005DC0000046567808DD38D39E9A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wiss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wiss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wiss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1.1cm" fo:padding-right="0.25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9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1.1cm" fo:padding-right="0.25cm" fo:wrap-option="wrap"/>
    </style:style>
    <style:style style:name="Mpr11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맑은 고딕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3" draw:text-style-name="MP6" draw:layer="backgroundobjects" svg:width="25.399cm" svg:height="2.97cm" svg:x="0cm" svg:y="0.047cm" presentation:class="title" presentation:user-transformed="true">
        <draw:text-box>
          <text:p text:style-name="MP5"><text:span text:style-name="MT2"><text:s/></text:span><text:span text:style-name="MT2">Free PPT _ Click to add title</text:span></text:p>
        </draw:text-box>
      </draw:frame>
      <draw:frame draw:name="Content Placeholder 2" presentation:style-name="Mpr4" draw:text-style-name="MP9" draw:layer="backgroundobjects" svg:width="22.859cm" svg:height="1.279cm" svg:x="1.27cm" svg:y="4.445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</text:span><text:span text:style-name="MT3">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5" draw:text-style-name="MP11" draw:layer="backgroundobjects" svg:width="22.859cm" svg:height="10cm" svg:x="1.299cm" svg:y="6.32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Click to edit Master text styles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frame draw:name="Title 1" presentation:style-name="Mpr8" draw:text-style-name="MP6" draw:layer="backgroundobjects" svg:width="20.9cm" svg:height="2.97cm" svg:x="4.499cm" svg:y="0cm" presentation:class="title" presentation:user-transformed="true">
        <draw:text-box>
          <text:p text:style-name="MP5"><text:span text:style-name="MT2">Free PPT _ Click to add title</text:span></text:p>
        </draw:text-box>
      </draw:frame>
      <draw:frame draw:name="Content Placeholder 2" presentation:style-name="Mpr9" draw:text-style-name="MP9" draw:layer="backgroundobjects" svg:width="18.23cm" svg:height="1.279cm" svg:x="5.899cm" svg:y="3.524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</text:span><text:span text:style-name="MT3">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1" draw:layer="backgroundobjects" svg:width="18.23cm" svg:height="11.521cm" svg:x="5.928cm" svg:y="5.125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Click to edit Master text styles</text:span></text:p>
        </draw:text-box>
      </draw:frame>
      <presentation:notes style:page-layout-name="PM0">
        <draw:page-thumbnail presentation:style-name="_31__5f_Title_20_and_20_Content-title" draw:layer="backgroundobjects" svg:width="14.848cm" svg:height="11.136cm" svg:x="3.075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lppt.com</meta:initial-creator>
    <meta:editing-cycles>36</meta:editing-cycles>
    <meta:creation-date>2014-04-01T16:35:38</meta:creation-date>
    <dc:date>2018-01-17T20:55:31.022237399</dc:date>
    <meta:editing-duration>PT8H49M42S</meta:editing-duration>
    <meta:generator>LibreOffice/5.1.6.2$Linux_X86_64 LibreOffice_project/10m0$Build-2</meta:generator>
    <meta:document-statistic meta:object-count="50"/>
    <meta:user-defined meta:name="AppVersion">14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